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6*"/>
    </style:style>
    <style:style style:name="Table3.B" style:family="table-column">
      <style:table-column-properties style:column-width="1.3847in" style:rel-column-width="13107*"/>
    </style:style>
    <style:style style:name="Table3.E" style:family="table-column">
      <style:table-column-properties style:column-width="1.3854in" style:rel-column-width="13110*"/>
    </style:style>
    <style:style style:name="Table3.A1" style:family="table-cell">
      <style:table-cell-properties fo:padding="0.0382in" fo:border="none"/>
    </style:style>
    <style:style style:name="Table3.A2" style:family="table-cell">
      <style:table-cell-properties style:vertical-align="middle" fo:padding="0.0382in" fo:border="none"/>
    </style:style>
    <style:style style:name="Table3.3" style:family="table-row">
      <style:table-row-properties style:min-row-height="0.2347in"/>
    </style:style>
    <style:style style:name="Table3.C3" style:family="table-cell" style:data-style-name="N0">
      <style:table-cell-properties fo:padding="0.0382in" fo:border-left="0.0007in solid #000000" fo:border-right="none" fo:border-top="0.0007in solid #000000" fo:border-bottom="0.0007in solid #000000"/>
    </style:style>
    <style:style style:name="Table3.E3" style:family="table-cell" style:data-style-name="N0">
      <style:table-cell-properties fo:padding="0.0382in" fo:border="0.0007in solid #000000"/>
    </style:style>
    <style:style style:name="Table3.4" style:family="table-row">
      <style:table-row-properties style:min-row-height="0.0486in"/>
    </style:style>
    <style:style style:name="Table3.C4" style:family="table-cell" style:data-style-name="N0">
      <style:table-cell-properties fo:padding="0.0382in" fo:border-left="0.0007in solid #000000" fo:border-right="none" fo:border-top="none" fo:border-bottom="0.0007in solid #000000"/>
    </style:style>
    <style:style style:name="Table3.E4"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2.4896in" table:align="left"/>
    </style:style>
    <style:style style:name="Table4.A" style:family="table-column">
      <style:table-column-properties style:column-width="1.6875in"/>
    </style:style>
    <style:style style:name="Table4.B" style:family="table-column">
      <style:table-column-properties style:column-width="0.8021in"/>
    </style:style>
    <style:style style:name="Table4.A1" style:family="table-cell">
      <style:table-cell-properties fo:background-color="#e6e6e6" fo:padding="0.0382in" fo:border="none">
        <style:background-image/>
      </style:table-cell-properties>
    </style:style>
    <style:style style:name="Table4.A2"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10*"/>
    </style:style>
    <style:style style:name="Table1.A1" style:family="table-cell">
      <style:table-cell-properties fo:padding="0.0382in" fo:border="none"/>
    </style:style>
    <style:style style:name="Table1.A2" style:family="table-cell">
      <style:table-cell-properties style:vertical-align="middle" fo:padding="0.0382in" fo:border="none"/>
    </style:style>
    <style:style style:name="Table1.3" style:family="table-row">
      <style:table-row-properties style:min-row-height="0.2347in"/>
    </style:style>
    <style:style style:name="Table1.C3" style:family="table-cell" style:data-style-name="N0">
      <style:table-cell-properties fo:padding="0.0382in" fo:border-left="0.0007in solid #000000" fo:border-right="none" fo:border-top="0.0007in solid #000000" fo:border-bottom="0.0007in solid #000000"/>
    </style:style>
    <style:style style:name="Table1.E3" style:family="table-cell" style:data-style-name="N0">
      <style:table-cell-properties fo:padding="0.0382in" fo:border="0.0007in solid #000000"/>
    </style:style>
    <style:style style:name="Table1.4" style:family="table-row">
      <style:table-row-properties style:min-row-height="0.0486in"/>
    </style:style>
    <style:style style:name="Table1.C4" style:family="table-cell" style:data-style-name="N0">
      <style:table-cell-properties fo:padding="0.0382in" fo:border-left="0.0007in solid #000000" fo:border-right="none" fo:border-top="none" fo:border-bottom="0.0007in solid #000000"/>
    </style:style>
    <style:style style:name="Table1.E4"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4896in" table:align="left"/>
    </style:style>
    <style:style style:name="Table2.A" style:family="table-column">
      <style:table-column-properties style:column-width="1.6875in"/>
    </style:style>
    <style:style style:name="Table2.B" style:family="table-column">
      <style:table-column-properties style:column-width="0.8021in"/>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Table5" style:family="table">
      <style:table-properties style:width="2.4896in" table:align="left"/>
    </style:style>
    <style:style style:name="Table5.A" style:family="table-column">
      <style:table-column-properties style:column-width="1.6875in"/>
    </style:style>
    <style:style style:name="Table5.B" style:family="table-column">
      <style:table-column-properties style:column-width="0.8021in"/>
    </style:style>
    <style:style style:name="Table5.A1" style:family="table-cell">
      <style:table-cell-properties fo:background-color="#e6e6e6" fo:padding="0.0382in" fo:border="none">
        <style:background-image/>
      </style:table-cell-properties>
    </style:style>
    <style:style style:name="Table5.A2" style:family="table-cell">
      <style:table-cell-properties fo:padding="0.0382in"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Table_20_Contents">
      <style:text-properties fo:font-size="12pt" style:font-size-asian="12pt" style:font-size-complex="12pt"/>
    </style:style>
    <style:style style:name="P6" style:family="paragraph" style:parent-style-name="Table_20_Contents">
      <style:paragraph-properties fo:text-align="end" style:justify-single-word="false"/>
      <style:text-properties fo:font-size="12pt" style:font-size-asian="12pt" style:font-size-complex="12pt"/>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break-before="page"/>
      <style:text-properties fo:font-size="22pt" fo:font-weight="bold" style:font-size-asian="22pt" style:font-weight-asian="bold" style:font-size-complex="22pt" style:font-weight-complex="bold"/>
    </style:style>
    <style:style style:name="P12" style:family="paragraph" style:parent-style-name="Standard">
      <style:paragraph-properties fo:break-before="page"/>
      <style:text-properties fo:font-size="20pt" fo:font-weight="bold" style:font-size-asian="20pt" style:font-weight-asian="bold" style:font-size-complex="20pt" style:font-weight-complex="bold"/>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IMART STATS:</text:p>
      <text:p text:style-name="P4">STR:</text:p>
      <text:p text:style-name="P2">STR increases Attack with Melee Weapons and slightly increases Ranged Attack, also increases Weight.</text:p>
      <text:p text:style-name="P3">Weight Formula: <text:span text:style-name="T1">WEIGHT=1500+(((STR/5)+(LVL/5))*100);</text:span></text:p>
      <text:p text:style-name="P2"/>
      <text:p text:style-name="P4">DEX:</text:p>
      <text:p text:style-name="P2">DEX Slightly increases Attack with Melee Weapons and Greatly increases Ranged Attack, also increases Hit.</text:p>
      <text:p text:style-name="P3">Hit Formula: <text:span text:style-name="T1">HIT=50+((DEX*2)+LVL);</text:span></text:p>
      <text:p text:style-name="P2"/>
      <text:p text:style-name="P4">AGI:</text:p>
      <text:p text:style-name="P2">AGI Increases attack speed and flee.</text:p>
      <text:p text:style-name="P3">Flee Formula:<text:span text:style-name="T1"> FLEE=50+((AGI*2)+LVL);</text:span></text:p>
      <text:p text:style-name="P2"/>
      <text:p text:style-name="P4">VIT:</text:p>
      <text:p text:style-name="P2">VIT increases HP and Perfect Defense.</text:p>
      <text:p text:style-name="P3">HP Formula:<text:span text:style-name="T1"> MAXHP=VIT*1.5; (%)</text:span></text:p>
      <text:p text:style-name="P3">FULL HP Formula:<text:span text:style-name="T1"> ((50 * CLASSMODHP)*2)*(LVL/3)*(((VIT*1.5)/100)+1)</text:span></text:p>
      <text:p text:style-name="P2"/>
      <text:p text:style-name="P4">LUK:</text:p>
      <text:p text:style-name="P2">LUK increases Crit, Critical ignores defense and deals final damage.</text:p>
      <text:p text:style-name="P3">CRIT Formula:<text:span text:style-name="T1"> CRIT=1+(LUK*0.3); (%)</text:span></text:p>
      <text:p text:style-name="P2"/>
      <text:p text:style-name="P4">INT:</text:p>
      <text:p text:style-name="P2">INT increases MDEF and Magical Attacks and SP.</text:p>
      <text:p text:style-name="P3">SP Formula:<text:span text:style-name="T1"> MAXSP=INT*1.5; (%)</text:span></text:p>
      <text:p text:style-name="P3">FULL SP Formula: <text:span text:style-name="T1">((50 * CLASSMODSP)*2)*(LVL/3)*(((INT*1.5)/100)+1)</text:span></text:p>
      <text:p text:style-name="P3">Magical Attack Formula:<text:span text:style-name="T1"> MAGATK=5*(INT/4)</text:span></text:p>
      <text:p text:style-name="P2"/>
      <text:p text:style-name="P2"/>
      <text:p text:style-name="P2"/>
      <text:p text:style-name="P11">SUB STATS:</text:p>
      <text:p text:style-name="Standard"><text:span text:style-name="T4">Melee </text:span><text:span text:style-name="T3">Attack:</text:span></text:p>
      <text:p text:style-name="P2">Attack is based on a lot of Formulas just to get the Final Output.</text:p>
      <text:p text:style-name="P2"/>
      <text:p text:style-name="P3">STR Damage [STRDMG]: <text:span text:style-name="T1">STRDMG=STR+(0.01*((STR^2)/2));</text:span></text:p>
      <text:p text:style-name="P3">DEX Multiplier [DEXMUL]:<text:span text:style-name="T1"> DEXMUL=(DEX*0.1)+100)/100;</text:span></text:p>
      <text:p text:style-name="P3">Weapon Damage [WEPDMG]: <text:span text:style-name="T1">Is simply the attack the weapon gives.</text:span></text:p>
      <text:p text:style-name="P3">Size Modifier [SIZMOD]:<text:span text:style-name="T1"> Described in the following chart.</text:span></text:p>
      <text:p text:style-name="P2"/>
      <table:table table:name="Table3" table:style-name="Table3">
        <table:table-column table:style-name="Table3.A"/>
        <table:table-column table:style-name="Table3.B"/>
        <table:table-column table:style-name="Table3.A" table:number-columns-repeated="2"/>
        <table:table-column table:style-name="Table3.E"/>
        <table:table-row>
          <table:table-cell table:style-name="Table3.A1" table:number-columns-spanned="2" office:value-type="string">
            <text:p text:style-name="P10">Size Chart</text:p>
          </table:table-cell>
          <table:covered-table-cell/>
          <table:table-cell table:style-name="Table3.A1" table:number-columns-spanned="3" office:value-type="string">
            <text:p text:style-name="P8">Monster Size</text:p>
          </table:table-cell>
          <table:covered-table-cell/>
          <table:covered-table-cell/>
        </table:table-row>
        <table:table-row>
          <table:table-cell table:style-name="Table3.A2" table:number-rows-spanned="4" office:value-type="string">
            <text:p text:style-name="P9">Weapon</text:p>
            <text:p text:style-name="P9">Size</text:p>
          </table:table-cell>
          <table:table-cell table:style-name="Table3.A1" office:value-type="string">
            <text:p text:style-name="P5"/>
          </table:table-cell>
          <table:table-cell table:style-name="Table3.A1" office:value-type="string">
            <text:p text:style-name="P7">Small</text:p>
          </table:table-cell>
          <table:table-cell table:style-name="Table3.A1" office:value-type="string">
            <text:p text:style-name="P7">Medium</text:p>
          </table:table-cell>
          <table:table-cell table:style-name="Table3.A1" office:value-type="string">
            <text:p text:style-name="P7">Large</text:p>
          </table:table-cell>
        </table:table-row>
        <table:table-row table:style-name="Table3.3">
          <table:covered-table-cell/>
          <table:table-cell table:style-name="Table3.A1" office:value-type="string">
            <text:p text:style-name="P6">Small</text:p>
          </table:table-cell>
          <table:table-cell table:style-name="Table3.C3" office:value-type="float" office:value="100">
            <text:p text:style-name="P7">100</text:p>
          </table:table-cell>
          <table:table-cell table:style-name="Table3.C3" office:value-type="float" office:value="95">
            <text:p text:style-name="P7">95</text:p>
          </table:table-cell>
          <table:table-cell table:style-name="Table3.E3" office:value-type="float" office:value="90">
            <text:p text:style-name="P7">90</text:p>
          </table:table-cell>
        </table:table-row>
        <table:table-row table:style-name="Table3.4">
          <table:covered-table-cell/>
          <table:table-cell table:style-name="Table3.A1" office:value-type="string">
            <text:p text:style-name="P6">Medium</text:p>
          </table:table-cell>
          <table:table-cell table:style-name="Table3.C4" office:value-type="float" office:value="95">
            <text:p text:style-name="P7">95</text:p>
          </table:table-cell>
          <table:table-cell table:style-name="Table3.C4" office:value-type="float" office:value="100">
            <text:p text:style-name="P7">100</text:p>
          </table:table-cell>
          <table:table-cell table:style-name="Table3.E4" office:value-type="float" office:value="95">
            <text:p text:style-name="P7">95</text:p>
          </table:table-cell>
        </table:table-row>
        <table:table-row>
          <table:covered-table-cell/>
          <table:table-cell table:style-name="Table3.A1" office:value-type="string">
            <text:p text:style-name="P6">Large</text:p>
          </table:table-cell>
          <table:table-cell table:style-name="Table3.C4" office:value-type="float" office:value="90">
            <text:p text:style-name="P7">90</text:p>
          </table:table-cell>
          <table:table-cell table:style-name="Table3.C4" office:value-type="float" office:value="95">
            <text:p text:style-name="P7">95</text:p>
          </table:table-cell>
          <table:table-cell table:style-name="Table3.E4" office:value-type="float" office:value="100">
            <text:p text:style-name="P7">100</text:p>
          </table:table-cell>
        </table:table-row>
      </table:table>
      <text:p text:style-name="P2"/>
      <text:p text:style-name="P2"><text:span text:style-name="T2">NOTE:</text:span> As you can see, if you have a Small Weapon against a Small monster you do 100% damage, or if you have a Large Weapon against a Small monster it will do 90%.</text:p>
      <text:p text:style-name="P2"/>
      <text:p text:style-name="P1">Weapon Sizes:</text:p>
      <table:table table:name="Table4" table:style-name="Table4">
        <table:table-column table:style-name="Table4.A"/>
        <table:table-column table:style-name="Table4.B"/>
        <table:table-row>
          <table:table-cell table:style-name="Table4.A1" office:value-type="string">
            <text:p text:style-name="P9">Bow</text:p>
          </table:table-cell>
          <table:table-cell table:style-name="Table4.A1" office:value-type="string">
            <text:p text:style-name="P5">Medium</text:p>
          </table:table-cell>
        </table:table-row>
        <table:table-row>
          <table:table-cell table:style-name="Table4.A2" office:value-type="string">
            <text:p text:style-name="P9">Dagger</text:p>
          </table:table-cell>
          <table:table-cell table:style-name="Table4.A2" office:value-type="string">
            <text:p text:style-name="P5">Small</text:p>
          </table:table-cell>
        </table:table-row>
        <table:table-row>
          <table:table-cell table:style-name="Table4.A1" office:value-type="string">
            <text:p text:style-name="P9">Fist</text:p>
          </table:table-cell>
          <table:table-cell table:style-name="Table4.A1" office:value-type="string">
            <text:p text:style-name="P5">Small</text:p>
          </table:table-cell>
        </table:table-row>
        <table:table-row>
          <table:table-cell table:style-name="Table4.A2" office:value-type="string">
            <text:p text:style-name="P9">Axe</text:p>
          </table:table-cell>
          <table:table-cell table:style-name="Table4.A2" office:value-type="string">
            <text:p text:style-name="P5">Medium</text:p>
          </table:table-cell>
        </table:table-row>
        <table:table-row>
          <table:table-cell table:style-name="Table4.A1" office:value-type="string">
            <text:p text:style-name="P9">Mace</text:p>
          </table:table-cell>
          <table:table-cell table:style-name="Table4.A1" office:value-type="string">
            <text:p text:style-name="P5">Medium</text:p>
          </table:table-cell>
        </table:table-row>
        <table:table-row>
          <table:table-cell table:style-name="Table4.A2" office:value-type="string">
            <text:p text:style-name="P9">Sword</text:p>
          </table:table-cell>
          <table:table-cell table:style-name="Table4.A2" office:value-type="string">
            <text:p text:style-name="P5">Medium</text:p>
          </table:table-cell>
        </table:table-row>
        <table:table-row>
          <table:table-cell table:style-name="Table4.A1" office:value-type="string">
            <text:p text:style-name="P9">Spear</text:p>
          </table:table-cell>
          <table:table-cell table:style-name="Table4.A1" office:value-type="string">
            <text:p text:style-name="P5">Large</text:p>
          </table:table-cell>
        </table:table-row>
        <table:table-row>
          <table:table-cell table:style-name="Table4.A2" office:value-type="string">
            <text:p text:style-name="P9">Staff</text:p>
          </table:table-cell>
          <table:table-cell table:style-name="Table4.A2" office:value-type="string">
            <text:p text:style-name="P5">Medium</text:p>
          </table:table-cell>
        </table:table-row>
        <table:table-row>
          <table:table-cell table:style-name="Table4.A1" office:value-type="string">
            <text:p text:style-name="P9">Throwing Weapon</text:p>
          </table:table-cell>
          <table:table-cell table:style-name="Table4.A1" office:value-type="string">
            <text:p text:style-name="P5">Small</text:p>
          </table:table-cell>
        </table:table-row>
        <table:table-row>
          <table:table-cell table:style-name="Table4.A2" office:value-type="string">
            <text:p text:style-name="P9">Wand</text:p>
          </table:table-cell>
          <table:table-cell table:style-name="Table4.A2" office:value-type="string">
            <text:p text:style-name="P5">Small</text:p>
          </table:table-cell>
        </table:table-row>
        <table:table-row>
          <table:table-cell table:style-name="Table4.A1" office:value-type="string">
            <text:p text:style-name="P9">Two Handed Weapons</text:p>
          </table:table-cell>
          <table:table-cell table:style-name="Table4.A1" office:value-type="string">
            <text:p text:style-name="P5">Large</text:p>
          </table:table-cell>
        </table:table-row>
      </table:table>
      <text:p text:style-name="P1"/>
      <text:p text:style-name="P3">Card Modifiers [CARMOD]:<text:span text:style-name="T1"> If you have 20% more attack to that race and 15% on Size that equals 35 Modifier.</text:span></text:p>
      <text:p text:style-name="P3">Weapon Level [WEPLVL]: <text:span text:style-name="T1">lvl1 wep is 100%, lvl 2 wep is 105%, lvl 3 wep is 110%, lvl 4 wep is 120%.</text:span></text:p>
      <text:p text:style-name="P2"/>
      <text:p text:style-name="P2"/>
      <text:p text:style-name="P1">ATTACK FORMULA [ATKDMG]:</text:p>
      <text:p text:style-name="P2">ATKDMG=STRDMG+(SIZMOD*(((CARMOD*WEPDMG)*WEPLVL)*DEXMUL));</text:p>
      <text:p text:style-name="P11">SUB STATS:</text:p>
      <text:p text:style-name="P4">Ranged Attack:</text:p>
      <text:p text:style-name="P2">Attack is based on a lot of Formulas just to get the Final Output.</text:p>
      <text:p text:style-name="P2"/>
      <text:p text:style-name="P3">DEX Damage [STRDMG]: <text:span text:style-name="T1">DEXDMG=DEX+(0.01*((DEX^2)/2));</text:span></text:p>
      <text:p text:style-name="P3">ST Multiplier [DEXMUL]:<text:span text:style-name="T1"> STR MUL=(STR*0.1)+100)/100;</text:span></text:p>
      <text:p text:style-name="P3">Weapon Damage [WEPDMG]: <text:span text:style-name="T1">Is simply the attack the weapon gives.</text:span></text:p>
      <text:p text:style-name="P3">Size Modifier [SIZMOD]:<text:span text:style-name="T1"> Described in the following chart.</text:span></text:p>
      <text:p text:style-name="P2"/>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table:number-columns-spanned="2" office:value-type="string">
            <text:p text:style-name="P10">Size Chart</text:p>
          </table:table-cell>
          <table:covered-table-cell/>
          <table:table-cell table:style-name="Table1.A1" table:number-columns-spanned="3" office:value-type="string">
            <text:p text:style-name="P8">Monster Size</text:p>
          </table:table-cell>
          <table:covered-table-cell/>
          <table:covered-table-cell/>
        </table:table-row>
        <table:table-row>
          <table:table-cell table:style-name="Table1.A2" table:number-rows-spanned="4" office:value-type="string">
            <text:p text:style-name="P9">Weapon</text:p>
            <text:p text:style-name="P9">Size</text:p>
          </table:table-cell>
          <table:table-cell table:style-name="Table1.A1" office:value-type="string">
            <text:p text:style-name="P5"/>
          </table:table-cell>
          <table:table-cell table:style-name="Table1.A1" office:value-type="string">
            <text:p text:style-name="P7">Small</text:p>
          </table:table-cell>
          <table:table-cell table:style-name="Table1.A1" office:value-type="string">
            <text:p text:style-name="P7">Medium</text:p>
          </table:table-cell>
          <table:table-cell table:style-name="Table1.A1" office:value-type="string">
            <text:p text:style-name="P7">Large</text:p>
          </table:table-cell>
        </table:table-row>
        <table:table-row table:style-name="Table1.3">
          <table:covered-table-cell/>
          <table:table-cell table:style-name="Table1.A1" office:value-type="string">
            <text:p text:style-name="P6">Small</text:p>
          </table:table-cell>
          <table:table-cell table:style-name="Table1.C3" office:value-type="float" office:value="100">
            <text:p text:style-name="P7">100</text:p>
          </table:table-cell>
          <table:table-cell table:style-name="Table1.C3" office:value-type="float" office:value="95">
            <text:p text:style-name="P7">95</text:p>
          </table:table-cell>
          <table:table-cell table:style-name="Table1.E3" office:value-type="float" office:value="90">
            <text:p text:style-name="P7">90</text:p>
          </table:table-cell>
        </table:table-row>
        <table:table-row table:style-name="Table1.4">
          <table:covered-table-cell/>
          <table:table-cell table:style-name="Table1.A1" office:value-type="string">
            <text:p text:style-name="P6">Medium</text:p>
          </table:table-cell>
          <table:table-cell table:style-name="Table1.C4" office:value-type="float" office:value="95">
            <text:p text:style-name="P7">95</text:p>
          </table:table-cell>
          <table:table-cell table:style-name="Table1.C4" office:value-type="float" office:value="100">
            <text:p text:style-name="P7">100</text:p>
          </table:table-cell>
          <table:table-cell table:style-name="Table1.E4" office:value-type="float" office:value="95">
            <text:p text:style-name="P7">95</text:p>
          </table:table-cell>
        </table:table-row>
        <table:table-row>
          <table:covered-table-cell/>
          <table:table-cell table:style-name="Table1.A1" office:value-type="string">
            <text:p text:style-name="P6">Large</text:p>
          </table:table-cell>
          <table:table-cell table:style-name="Table1.C4" office:value-type="float" office:value="90">
            <text:p text:style-name="P7">90</text:p>
          </table:table-cell>
          <table:table-cell table:style-name="Table1.C4" office:value-type="float" office:value="95">
            <text:p text:style-name="P7">95</text:p>
          </table:table-cell>
          <table:table-cell table:style-name="Table1.E4" office:value-type="float" office:value="100">
            <text:p text:style-name="P7">100</text:p>
          </table:table-cell>
        </table:table-row>
      </table:table>
      <text:p text:style-name="P2"/>
      <text:p text:style-name="P2"><text:span text:style-name="T2">NOTE:</text:span> As you can see, if you have a Small Weapon against a Small monster you do 100% damage, or if you have a Large Weapon against a Small monster it will do 90%.</text:p>
      <text:p text:style-name="P2"/>
      <text:p text:style-name="P1">Weapon Sizes:</text:p>
      <table:table table:name="Table2" table:style-name="Table2">
        <table:table-column table:style-name="Table2.A"/>
        <table:table-column table:style-name="Table2.B"/>
        <table:table-row>
          <table:table-cell table:style-name="Table2.A1" office:value-type="string">
            <text:p text:style-name="P9">Bow</text:p>
          </table:table-cell>
          <table:table-cell table:style-name="Table2.A1" office:value-type="string">
            <text:p text:style-name="P5">Medium</text:p>
          </table:table-cell>
        </table:table-row>
        <table:table-row>
          <table:table-cell table:style-name="Table2.A2" office:value-type="string">
            <text:p text:style-name="P9">Dagger</text:p>
          </table:table-cell>
          <table:table-cell table:style-name="Table2.A2" office:value-type="string">
            <text:p text:style-name="P5">Small</text:p>
          </table:table-cell>
        </table:table-row>
        <table:table-row>
          <table:table-cell table:style-name="Table2.A1" office:value-type="string">
            <text:p text:style-name="P9">Fist</text:p>
          </table:table-cell>
          <table:table-cell table:style-name="Table2.A1" office:value-type="string">
            <text:p text:style-name="P5">Small</text:p>
          </table:table-cell>
        </table:table-row>
        <table:table-row>
          <table:table-cell table:style-name="Table2.A2" office:value-type="string">
            <text:p text:style-name="P9">Axe</text:p>
          </table:table-cell>
          <table:table-cell table:style-name="Table2.A2" office:value-type="string">
            <text:p text:style-name="P5">Medium</text:p>
          </table:table-cell>
        </table:table-row>
        <table:table-row>
          <table:table-cell table:style-name="Table2.A1" office:value-type="string">
            <text:p text:style-name="P9">Mace</text:p>
          </table:table-cell>
          <table:table-cell table:style-name="Table2.A1" office:value-type="string">
            <text:p text:style-name="P5">Medium</text:p>
          </table:table-cell>
        </table:table-row>
        <table:table-row>
          <table:table-cell table:style-name="Table2.A2" office:value-type="string">
            <text:p text:style-name="P9">Sword</text:p>
          </table:table-cell>
          <table:table-cell table:style-name="Table2.A2" office:value-type="string">
            <text:p text:style-name="P5">Medium</text:p>
          </table:table-cell>
        </table:table-row>
        <table:table-row>
          <table:table-cell table:style-name="Table2.A1" office:value-type="string">
            <text:p text:style-name="P9">Spear</text:p>
          </table:table-cell>
          <table:table-cell table:style-name="Table2.A1" office:value-type="string">
            <text:p text:style-name="P5">Large</text:p>
          </table:table-cell>
        </table:table-row>
        <table:table-row>
          <table:table-cell table:style-name="Table2.A2" office:value-type="string">
            <text:p text:style-name="P9">Staff</text:p>
          </table:table-cell>
          <table:table-cell table:style-name="Table2.A2" office:value-type="string">
            <text:p text:style-name="P5">Medium</text:p>
          </table:table-cell>
        </table:table-row>
        <table:table-row>
          <table:table-cell table:style-name="Table2.A1" office:value-type="string">
            <text:p text:style-name="P9">Throwing Weapon</text:p>
          </table:table-cell>
          <table:table-cell table:style-name="Table2.A1" office:value-type="string">
            <text:p text:style-name="P5">Small</text:p>
          </table:table-cell>
        </table:table-row>
        <table:table-row>
          <table:table-cell table:style-name="Table2.A2" office:value-type="string">
            <text:p text:style-name="P9">Wand</text:p>
          </table:table-cell>
          <table:table-cell table:style-name="Table2.A2" office:value-type="string">
            <text:p text:style-name="P5">Small</text:p>
          </table:table-cell>
        </table:table-row>
        <table:table-row>
          <table:table-cell table:style-name="Table2.A1" office:value-type="string">
            <text:p text:style-name="P9">Two Handed Weapons</text:p>
          </table:table-cell>
          <table:table-cell table:style-name="Table2.A1" office:value-type="string">
            <text:p text:style-name="P5">Large</text:p>
          </table:table-cell>
        </table:table-row>
      </table:table>
      <text:p text:style-name="P1"/>
      <text:p text:style-name="P3">Card Modifiers [CARMOD]:<text:span text:style-name="T1"> If you have 20% more attack to that race and 15% on Size that equals 35 Modifier.</text:span></text:p>
      <text:p text:style-name="P3">Weapon Level [WEPLVL]: <text:span text:style-name="T1">lvl1 wep is 100%, lvl 2 wep is 105%, lvl 3 wep is 110%, lvl 4 wep is 120%.</text:span></text:p>
      <text:p text:style-name="P2"/>
      <text:p text:style-name="P2"/>
      <text:p text:style-name="P1">ATTACK FORMULA [ATKDMG]:</text:p>
      <text:p text:style-name="P2">ATKDMG=DEXDMG+(SIZMOD*(((CARMOD*WEPDMG)*WEPLVL)*STRMUL));</text:p>
      <text:p text:style-name="P2"/>
      <text:p text:style-name="P4"><text:soft-page-break/>Defense:</text:p>
      <text:p text:style-name="P2">Attack is based on a few formulas to outcome.</text:p>
      <text:p text:style-name="P2"/>
      <text:p text:style-name="P3">Final Defense[FINDEF]: <text:span text:style-name="T1">FINDEF=100-(DEF/5);</text:span></text:p>
      <text:p text:style-name="P3">Card Resist [CARRES]: <text:span text:style-name="T1">Cards such as 30(%) Resistance.</text:span></text:p>
      <text:p text:style-name="P3">Defense Modifier[DEFMOD]:<text:span text:style-name="T1"> DEFMOD=100-CARRES;</text:span></text:p>
      <text:p text:style-name="P3">Weapon Damage [WEPDMG]: <text:span text:style-name="T1">Is simply the attack the weapon gives.</text:span></text:p>
      <text:p text:style-name="P3">Incoming Damage [INCDMG]:<text:span text:style-name="T1"> The damage that your about to take before Defense.</text:span></text:p>
      <text:p text:style-name="P2"/>
      <text:p text:style-name="P3">Final Damage [FINDMG]: <text:span text:style-name="T1">FINDMG=VIT+LVL-((INCDMG*FINDEF)*DEFMOD)</text:span></text:p>
      <text:p text:style-name="P3">NOTE: <text:span text:style-name="T1">Final Damage is the actual output of damage when attacking someone, so for example incoming damage is what there doing to you, and Final Damage is the actual damage calculation after its worked out your attack.</text:span></text:p>
      <text:p text:style-name="P2"/>
      <text:p text:style-name="P4">Magic Defense:</text:p>
      <text:p text:style-name="P2">Magical Attack is based on a few formulas to outcome.</text:p>
      <text:p text:style-name="P2"/>
      <text:p text:style-name="P3">Final Magic Defense[FIMDEF]: <text:span text:style-name="T1">FIMDEF=100-(DEF/5);</text:span></text:p>
      <text:p text:style-name="P3">Card Resist [CARRES]: <text:span text:style-name="T1">Cards such as 30(%) Resistance.</text:span></text:p>
      <text:p text:style-name="P3">Defense Magic Modifier[DEMMOD]:<text:span text:style-name="T1"> DEMMOD=100-CARRES;</text:span></text:p>
      <text:p text:style-name="P3">Weapon Magic Damage [WEMDMG]: <text:span text:style-name="T1">Is simply the attack the weapon gives.</text:span></text:p>
      <text:p text:style-name="P3">Incoming Magic Damage [INMDMG]:<text:span text:style-name="T1"> The damage that your about to take before Defense.</text:span></text:p>
      <text:p text:style-name="P2"/>
      <text:p text:style-name="P3">Final Magic Damage [FIMDMG]: <text:span text:style-name="T1">FIMDMG=INT+LVL-((INMDMG*FIMDEF)*DEMMOD)</text:span></text:p>
      <text:p text:style-name="P2">NOTE: Final Damage is the actual output of damage when attacking someone, so for example incoming damage is what there doing to you, and Final Damage is the actual damage calculation after its worked out your attack.</text:p>
      <text:p text:style-name="P2"/>
      <text:p text:style-name="P4">Levels and Stat System:</text:p>
      <text:p text:style-name="P2">Each level gives a certain amount of Stats to Spend, each level of stat requires certain points to upgrade with.</text:p>
      <text:p text:style-name="P2"/>
      <text:p text:style-name="P3">Stat Points to Spend[STSPND]: <text:span text:style-name="T1">STSPND=2+(2*(LVL/5));</text:span></text:p>
      <text:p text:style-name="P3">Current Stat[CURSTA]:<text:span text:style-name="T1"> Current Stat is what the stat is at now.</text:span></text:p>
      <text:p text:style-name="P3">Stat Required[STAREQ]: <text:span text:style-name="T1">STAREQ=2+(2*(CURSTA/5))</text:span></text:p>
      <text:p text:style-name="P2"/>
      <text:p text:style-name="P2">Stat Required is the amount of stat points required to upgrade again, So judging by the formula, when you lvl up from 31 to 32, you get an additional 14 Stat Points to spend, and say you want to upgrade VIT, and it is currently at 23, you can upgrade it Once (with 11 points), and have 3 points left over for the next time you level up.</text:p>
      <text:p text:style-name="P12">Attack Speed:</text:p>
      <text:p text:style-name="P2">Attack Speed is based on a few formulas to outcome.</text:p>
      <text:p text:style-name="P2"/>
      <text:p text:style-name="P3">Base Attack Speed[BASASP]: <text:span text:style-name="T1">This is each classes attack speed with certain weapons on the table.</text:span></text:p>
      <text:p text:style-name="P2"/>
      <text:p text:style-name="Standard"><text:span text:style-name="T5">Final Attack Speed[FINASP]: </text:span><text:span text:style-name="T6">FINASP=BASAP*((AGI/5)+(DEX/10))<text:line-break/></text:span><text:span text:style-name="T5">NOTE: </text:span><text:span text:style-name="T6">Final attack speed is % based, so say, you have 50 agi and 50 dex, depending on your class's BASASP, (if BASAP is 100%(1)) so the formula would go 1*(10+5)=15%, so a 15% Increase in the weapons attack speed, So, every weapon type has its own attack speed, Below is a table.</text:span></text:p>
      <text:p text:style-name="P2"/>
      <text:p text:style-name="P1">Weapon Attack Speeds(s=sec):</text:p>
      <table:table table:name="Table5" table:style-name="Table5">
        <table:table-column table:style-name="Table5.A"/>
        <table:table-column table:style-name="Table5.B"/>
        <table:table-row>
          <table:table-cell table:style-name="Table5.A1" office:value-type="string">
            <text:p text:style-name="P9">Bow</text:p>
          </table:table-cell>
          <table:table-cell table:style-name="Table5.A1" office:value-type="string">
            <text:p text:style-name="P5">2.5s</text:p>
          </table:table-cell>
        </table:table-row>
        <table:table-row>
          <table:table-cell table:style-name="Table5.A2" office:value-type="string">
            <text:p text:style-name="P9">Dagger</text:p>
          </table:table-cell>
          <table:table-cell table:style-name="Table5.A2" office:value-type="string">
            <text:p text:style-name="P5">2s</text:p>
          </table:table-cell>
        </table:table-row>
        <table:table-row>
          <table:table-cell table:style-name="Table5.A1" office:value-type="string">
            <text:p text:style-name="P9">Fist</text:p>
          </table:table-cell>
          <table:table-cell table:style-name="Table5.A1" office:value-type="string">
            <text:p text:style-name="P5">1.7s</text:p>
          </table:table-cell>
        </table:table-row>
        <table:table-row>
          <table:table-cell table:style-name="Table5.A2" office:value-type="string">
            <text:p text:style-name="P9">Axe</text:p>
          </table:table-cell>
          <table:table-cell table:style-name="Table5.A2" office:value-type="string">
            <text:p text:style-name="P5">2.6s</text:p>
          </table:table-cell>
        </table:table-row>
        <table:table-row>
          <table:table-cell table:style-name="Table5.A1" office:value-type="string">
            <text:p text:style-name="P9">Mace</text:p>
          </table:table-cell>
          <table:table-cell table:style-name="Table5.A1" office:value-type="string">
            <text:p text:style-name="P5">2.4s</text:p>
          </table:table-cell>
        </table:table-row>
        <table:table-row>
          <table:table-cell table:style-name="Table5.A2" office:value-type="string">
            <text:p text:style-name="P9">Sword</text:p>
          </table:table-cell>
          <table:table-cell table:style-name="Table5.A2" office:value-type="string">
            <text:p text:style-name="P5">2.5s</text:p>
          </table:table-cell>
        </table:table-row>
        <table:table-row>
          <table:table-cell table:style-name="Table5.A1" office:value-type="string">
            <text:p text:style-name="P9">Spear</text:p>
          </table:table-cell>
          <table:table-cell table:style-name="Table5.A1" office:value-type="string">
            <text:p text:style-name="P5">2.7s</text:p>
          </table:table-cell>
        </table:table-row>
        <table:table-row>
          <table:table-cell table:style-name="Table5.A2" office:value-type="string">
            <text:p text:style-name="P9">Staff</text:p>
          </table:table-cell>
          <table:table-cell table:style-name="Table5.A2" office:value-type="string">
            <text:p text:style-name="P5">2.7s</text:p>
          </table:table-cell>
        </table:table-row>
        <table:table-row>
          <table:table-cell table:style-name="Table5.A1" office:value-type="string">
            <text:p text:style-name="P9">Throwing Weapon</text:p>
          </table:table-cell>
          <table:table-cell table:style-name="Table5.A1" office:value-type="string">
            <text:p text:style-name="P5">2.5s</text:p>
          </table:table-cell>
        </table:table-row>
        <table:table-row>
          <table:table-cell table:style-name="Table5.A2" office:value-type="string">
            <text:p text:style-name="P9">Wand</text:p>
          </table:table-cell>
          <table:table-cell table:style-name="Table5.A2" office:value-type="string">
            <text:p text:style-name="P5">2.3s</text:p>
          </table:table-cell>
        </table:table-row>
        <table:table-row>
          <table:table-cell table:style-name="Table5.A1" office:value-type="string">
            <text:p text:style-name="P9">Two Handed Weapons</text:p>
          </table:table-cell>
          <table:table-cell table:style-name="Table5.A1" office:value-type="string">
            <text:p text:style-name="P5">2.8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6T17:39:06.14</meta:creation-date>
    <meta:generator>OpenOffice.org/3.4.1$Win32 OpenOffice.org_project/341m1$Build-9593</meta:generator>
    <dc:date>2012-10-24T16:24:31.98</dc:date>
    <meta:editing-duration>PT13H50M59S</meta:editing-duration>
    <meta:editing-cycles>40</meta:editing-cycles>
    <meta:document-statistic meta:table-count="5" meta:image-count="0" meta:object-count="0" meta:page-count="5" meta:paragraph-count="181" meta:word-count="853" meta:character-count="5322"/>
  </office:meta>
</office:document-meta>
</file>